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22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DAC_GP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ODAC</text:p>
          </table:table-cell>
          <table:table-cell office:value-type="string" calcext:value-type="string">
            <text:p>WaveShare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NC (I2C S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Outlet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S0 ADS1256 chip select, low activ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S1 DAC8532 chip select, low acti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OUT SPI data outp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IN SPI data inpu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K SPI clo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ay_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ial TX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ial RX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ay_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DY ADS1256 data ready, active l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SET ADS1256 reset inp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ay_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lay_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lay_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lay_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lay_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lay_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DWN ADS1256 sync/power off input, low 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c1</text:p>
          </table:table-cell>
          <table:table-cell/>
          <table:table-cell office:value-type="string" calcext:value-type="string">
            <text:p>id s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2</text:p>
          </table:table-cell>
          <table:table-cell/>
          <table:table-cell office:value-type="string" calcext:value-type="string">
            <text:p>id 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08-03T12:16:41.142767917</dc:date>
    <meta:editing-duration>PT4M30S</meta:editing-duration>
    <meta:editing-cycles>1</meta:editing-cycles>
    <meta:document-statistic meta:table-count="1" meta:cell-count="150" meta:object-count="0"/>
  </office:meta>
</office:document-meta>
</file>